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draw:stroke="none" draw:fill="none"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808080" fo:font-size="32pt" style:font-size-asian="32pt" style:font-size-complex="32pt"/>
    </style:style>
    <style:style style:name="T3" style:family="text">
      <style:text-properties fo:color="#808080"/>
    </style:style>
    <style:style style:name="T4" style:family="text">
      <style:text-properties style:text-line-through-style="soli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abMemFree</text:p>
          </draw:text-box>
        </draw:frame>
        <draw:frame presentation:style-name="pr2" draw:text-style-name="P2" draw:layer="layout" svg:width="25.199cm" svg:height="15.395cm" svg:x="1.4cm" svg:y="4.914cm" presentation:class="outline" presentation:user-transformed="true">
          <draw:text-box>
            <text:p><text:span text:style-name="T1">Задача</text:span></text:p>
            <text:p><text:span text:style-name="T1"/></text:p>
            <text:p><text:span text:style-name="T1">Уменьшить потребление оперативной памяти</text:span></text:p>
            <text:p><text:span text:style-name="T1"/></text:p>
            <text:p><text:span text:style-name="T1">Бывает, открыто 100 табов, а работают с 10</text:span></text:p>
            <text:p><text:span text:style-name="T1">Остальные впустую потребляют оперативку</text:span></text:p>
            <text:p><text:span text:style-name="T1"/></text:p>
            <text:p><text:span text:style-name="T1"/></text:p>
            <text:p><text:span text:style-name="T2">// ZeroTab и ZeroInbox — лучше, но сложно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5" draw:text-style-name="P4" draw:layer="layout" svg:width="25.199cm" svg:height="15.395cm" svg:x="1.4cm" svg:y="4.914cm" presentation:class="outline" presentation:user-transformed="true">
          <draw:text-box>
            <text:p><text:span text:style-name="T1">Команда</text:span></text:p>
            <text:p><text:span text:style-name="T1"/></text:p>
            <text:p><text:span text:style-name="T1">Виталий Мещанинов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/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p>Прогресс</text:p>
            <text:p/>
            <text:p>Иконкиии!!</text:p>
            <text:p>Настройки</text:p>
            <text:p>Отладка</text:p>
            <text:p/>
            <text:p/>
            <text:p/>
            <text:p><text:span text:style-name="T3">// больше сыра = меньше сыра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p>Решения</text:p>
            <text:p/>
            <text:p>Простаивающие табы — на пустую страницу</text:p>
            <text:p>Подмена заголовка страницы</text:p>
            <text:p>Шаг назад по истории при обращении к табу</text:p>
            <text:p>Список исключений по URL</text:p>
            <text:p/>
            <text:p/>
            <text:p><text:span text:style-name="T3">/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text-style-name="P4" draw:layer="layout" svg:width="25.199cm" svg:height="15.395cm" svg:x="1.4cm" svg:y="4.914cm" presentation:class="outline" presentation:user-transformed="true">
          <draw:text-box>
            <text:p><text:span text:style-name="T1">Статистика</text:span></text:p>
            <text:p><text:span text:style-name="T1"/></text:p>
            <text:p><text:span text:style-name="T1">Табы «легче» в 2-10 раз</text:span></text:p>
            <text:p><text:span text:style-name="T1"/></text:p>
            <text:p><text:span text:style-name="T1">3 дня с момента релиза</text:span></text:p>
            <text:p><text:span text:style-name="T1">90 пользователей</text:span></text:p>
            <text:p><text:span text:style-name="T1">133 установки</text:span></text:p>
            <text:p><text:span text:style-name="T2"/></text:p>
            <text:p><text:span text:style-name="T2">// and it's going on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text-style-name="P4" draw:layer="layout" svg:width="25.199cm" svg:height="15.395cm" svg:x="1.4cm" svg:y="4.914cm" presentation:class="outline" presentation:user-transformed="true">
          <draw:text-box>
            <text:p><text:span text:style-name="T1">Планы</text:span></text:p>
            <text:p><text:span text:style-name="T1"/></text:p>
            <text:p><text:span text:style-name="T1">Добавить подмену favicon страницы</text:span></text:p>
            <text:p><text:span text:style-name="T1">Грязно обойти проблему «истории вперед»</text:span></text:p>
            <text:p><text:span text:style-name="T1">Изменить вычисление простаивающих табов</text:span></text:p>
            <text:p><text:span text:style-name="T1">Исключение табов с заполненными формами</text:span></text:p>
            <text:p><text:span text:style-name="T1">Нужно бооольше </text:span><text:span text:style-name="T4">золота</text:span><text:span text:style-name="T1"> настроек! ©Warcraft3</text:span></text:p>
            <text:p><text:span text:style-name="T1"/></text:p>
            <text:p><text:span text:style-name="T2">/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p>Контакты</text:p>
            <text:p/>
            <text:p>Виталий Мещанинов</text:p>
            <text:p><text:a xlink:href="mailto:glukki.spb.ru@gmail.com">glukki.spb.ru@gmail.com</text:a></text:p>
            <text:p/>
            <text:p/>
            <text:p/>
            <text:p/>
            <text:p><text:span text:style-name="T3">/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TabMemFree</text:p>
          </draw:text-box>
        </draw:frame>
        <draw:frame presentation:style-name="pr7" draw:layer="layout" svg:width="25.199cm" svg:height="15.395cm" svg:x="1.4cm" svg:y="4.914cm" presentation:class="outline" presentation:user-transformed="true">
          <draw:text-box>
            <text:p>Спасибо за внимание!</text:p>
            <text:p/>
            <text:p>Вопросы?</text:p>
            <text:p/>
            <text:p/>
            <text:p/>
            <text:p/>
            <text:p/>
            <text:p><text:span text:style-name="T3">// EO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08T20:03:18</meta:creation-date>
    <dc:language>fi-FI</dc:language>
    <meta:editing-cycles>8</meta:editing-cycles>
    <meta:editing-duration>PT40M55S</meta:editing-duration>
    <meta:initial-creator>Vitalii Meshchaninov</meta:initial-creator>
    <dc:date>2011-10-08T21:13:40</dc:date>
    <dc:creator>Vitalii Meshchaninov</dc:creator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